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toolbar/colorbar.xml" manifest:media-type=""/>
  <manifest:file-entry manifest:full-path="Configurations2/" manifest:media-type="application/vnd.sun.xml.ui.configuration"/>
  <manifest:file-entry manifest:full-path="Pictures/1000000100000507000003E2C3C474FE51262D01.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2" style:family="graphic" style:parent-style-name="objectwithoutfill">
      <style:graphic-properties svg:stroke-width="0.025cm" svg:stroke-color="#000000" draw:marker-start-width="0.237cm" draw:marker-end-width="0.237cm" draw:fill="none" draw:textarea-vertical-align="middle" fo:padding-top="0.137cm" fo:padding-bottom="0.137cm" fo:padding-left="0.262cm" fo:padding-right="0.262cm"/>
    </style:style>
    <style:style style:name="gr3" style:family="graphic" style:parent-style-name="standard">
      <style:graphic-properties draw:stroke="none" svg:stroke-color="#000000" draw:fill="none" draw:fill-color="#ffffff" draw:textarea-vertical-align="middle" fo:min-height="0.275cm"/>
      <style:paragraph-properties style:writing-mode="lr-tb"/>
    </style:style>
    <style:style style:name="gr4" style:family="graphic" style:parent-style-name="objectwithoutfill">
      <style:graphic-properties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vertical-align="middle" fo:min-height="0.637cm"/>
      <style:paragraph-properties style:writing-mode="lr-tb"/>
    </style:style>
    <style:style style:name="gr6" style:family="graphic" style:parent-style-name="objectwithoutfill">
      <style:graphic-properties draw:stroke="dash" draw:stroke-dash="Fine_20_Dashed" svg:stroke-width="0.051cm" svg:stroke-color="#000000" draw:marker-start-width="0.276cm" draw:marker-end-width="0.276cm" svg:stroke-linecap="butt" draw:fill="none" draw:textarea-vertical-align="middle" fo:padding-top="0.15cm" fo:padding-bottom="0.15cm" fo:padding-left="0.275cm" fo:padding-right="0.275cm"/>
    </style:style>
    <style:style style:name="gr7" style:family="graphic" style:parent-style-name="objectwithoutfill">
      <style:graphic-properties draw:stroke="dash" draw:stroke-dash="Long_20_Dash" svg:stroke-width="0.025cm" svg:stroke-color="#1c1c1c" draw:marker-start-width="0.237cm" draw:marker-end-width="0.237cm" svg:stroke-linecap="butt" draw:fill="none" draw:textarea-vertical-align="middle" fo:padding-top="0.137cm" fo:padding-bottom="0.137cm" fo:padding-left="0.262cm" fo:padding-right="0.262cm"/>
    </style:style>
    <style:style style:name="gr8" style:family="graphic" style:parent-style-name="objectwithoutfill">
      <style:graphic-properties draw:stroke="dash" draw:stroke-dash="Line_20_Style_20_9" svg:stroke-width="0.051cm" svg:stroke-color="#000000" draw:marker-start-width="0.276cm" draw:marker-end-width="0.276cm" svg:stroke-linecap="butt" draw:fill="none"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textarea-vertical-align="middle" fo:min-height="0.319cm"/>
      <style:paragraph-properties style:writing-mode="lr-tb"/>
    </style:style>
    <style:style style:name="gr10" style:family="graphic" style:parent-style-name="Arrow_20_Line">
      <style:graphic-properties draw:textarea-horizontal-align="center" draw:textarea-vertical-align="middl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text-properties fo:font-size="8pt" fo:font-weight="bold" style:font-size-asian="8pt" style:font-weight-asian="bold" style:font-size-complex="8pt" style:font-weight-complex="bold"/>
    </style:style>
    <style:style style:name="P3" style:family="paragraph">
      <loext:graphic-properties draw:fill="none" draw:fill-color="#ffffff"/>
      <style:paragraph-properties fo:text-align="center"/>
      <style:text-properties fo:color="#000000" loext:opacity="100%" loext:color-lum-mod="100%" loext:color-lum-off="0%" fo:font-size="8pt" fo:font-weight="bold" style:font-size-asian="8pt" style:font-weight-asian="bold" style:font-size-complex="8pt" style:font-weight-complex="bold"/>
    </style:style>
    <style:style style:name="P4" style:family="paragraph">
      <style:paragraph-properties fo:text-align="center"/>
      <style:text-properties fo:font-size="7pt" style:font-size-asian="7pt" style:font-size-complex="7pt"/>
    </style:style>
    <style:style style:name="P5" style:family="paragraph">
      <style:paragraph-properties fo:text-align="center"/>
    </style:style>
    <style:style style:name="T1" style:family="text">
      <style:text-properties fo:color="#000000" loext:opacity="100%"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6.122cm" svg:y1="4.21cm" svg:x2="6.439cm" svg:y2="4.21cm">
          <text:p/>
        </draw:line>
        <draw:line draw:style-name="gr1" draw:text-style-name="P1" draw:layer="layout" svg:x1="18.822cm" svg:y1="4.21cm" svg:x2="19.139cm" svg:y2="4.21cm">
          <text:p/>
        </draw:line>
        <draw:line draw:style-name="gr2" draw:text-style-name="P1" draw:layer="layout" svg:x1="5.169cm" svg:y1="3.575cm" svg:x2="5.487cm" svg:y2="3.575cm">
          <text:p/>
        </draw:line>
        <draw:frame draw:style-name="gr3" draw:text-style-name="P3" draw:layer="layout" svg:width="1.905cm" svg:height="0.887cm" svg:x="1.678cm" svg:y="3.323cm">
          <draw:text-box>
            <text:p text:style-name="P2"><text:span text:style-name="T1">Timer CLK</text:span></text:p>
          </draw:text-box>
        </draw:frame>
        <draw:polyline draw:style-name="gr4" draw:text-style-name="P1" draw:layer="layout" svg:width="15.874cm" svg:height="0.634cm" svg:x="3.583cm" svg:y="4.845cm" svg:viewBox="0 0 15875 635" draw:points="0,635 317,635 317,635 317,0 318,0 5080,0 5397,0 5397,635 15875,635">
          <text:p/>
        </draw:polyline>
        <draw:frame draw:style-name="gr5" draw:text-style-name="P3" draw:layer="layout" svg:width="1.983cm" svg:height="0.887cm" svg:x="1.6cm" svg:y="4.593cm">
          <draw:text-box>
            <text:p text:style-name="P2"><text:span text:style-name="T1">Access Line 1</text:span></text:p>
          </draw:text-box>
        </draw:frame>
        <draw:polyline draw:style-name="gr4" draw:text-style-name="P1" draw:layer="layout" svg:width="15.874cm" svg:height="0.634cm" svg:x="3.583cm" svg:y="6.115cm" svg:viewBox="0 0 15875 635" draw:points="0,635 5397,635 5397,635 5397,0 10159,0 10477,0 10477,635 15875,635">
          <text:p/>
        </draw:polyline>
        <draw:frame draw:style-name="gr5" draw:text-style-name="P3" draw:layer="layout" svg:width="1.905cm" svg:height="0.887cm" svg:x="1.678cm" svg:y="5.863cm">
          <draw:text-box>
            <text:p text:style-name="P2"><text:span text:style-name="T1">Access Line 2</text:span></text:p>
          </draw:text-box>
        </draw:frame>
        <draw:line draw:style-name="gr6" draw:text-style-name="P1" draw:layer="layout" svg:x1="10.885cm" svg:y1="7.067cm" svg:x2="10.885cm" svg:y2="7.667cm">
          <text:p/>
        </draw:line>
        <draw:line draw:style-name="gr7" draw:text-style-name="P1" draw:layer="layout" svg:x1="5.17cm" svg:y1="2.94cm" svg:x2="5.17cm" svg:y2="11.195cm">
          <text:p/>
        </draw:line>
        <draw:line draw:style-name="gr7" draw:text-style-name="P1" draw:layer="layout" svg:x1="6.44cm" svg:y1="2.94cm" svg:x2="6.44cm" svg:y2="11.195cm">
          <text:p/>
        </draw:line>
        <draw:line draw:style-name="gr7" draw:text-style-name="P1" draw:layer="layout" svg:x1="7.71cm" svg:y1="2.94cm" svg:x2="7.71cm" svg:y2="11.195cm">
          <text:p/>
        </draw:line>
        <draw:line draw:style-name="gr7" draw:text-style-name="P1" draw:layer="layout" svg:x1="8.98cm" svg:y1="2.94cm" svg:x2="8.98cm" svg:y2="11.195cm">
          <text:p/>
        </draw:line>
        <draw:line draw:style-name="gr7" draw:text-style-name="P1" draw:layer="layout" svg:x1="10.25cm" svg:y1="2.94cm" svg:x2="10.25cm" svg:y2="11.195cm">
          <text:p/>
        </draw:line>
        <draw:line draw:style-name="gr7" draw:text-style-name="P1" draw:layer="layout" svg:x1="11.52cm" svg:y1="2.94cm" svg:x2="11.52cm" svg:y2="11.195cm">
          <text:p/>
        </draw:line>
        <draw:line draw:style-name="gr7" draw:text-style-name="P1" draw:layer="layout" svg:x1="12.79cm" svg:y1="2.94cm" svg:x2="12.79cm" svg:y2="11.195cm">
          <text:p/>
        </draw:line>
        <draw:line draw:style-name="gr7" draw:text-style-name="P1" draw:layer="layout" svg:x1="14.06cm" svg:y1="2.94cm" svg:x2="14.06cm" svg:y2="11.195cm">
          <text:p/>
        </draw:line>
        <draw:line draw:style-name="gr7" draw:text-style-name="P1" draw:layer="layout" svg:x1="15.33cm" svg:y1="2.94cm" svg:x2="15.33cm" svg:y2="11.195cm">
          <text:p/>
        </draw:line>
        <draw:line draw:style-name="gr7" draw:text-style-name="P1" draw:layer="layout" svg:x1="16.6cm" svg:y1="2.94cm" svg:x2="16.6cm" svg:y2="11.195cm">
          <text:p/>
        </draw:line>
        <draw:line draw:style-name="gr7" draw:text-style-name="P1" draw:layer="layout" svg:x1="17.87cm" svg:y1="2.94cm" svg:x2="17.87cm" svg:y2="11.195cm">
          <text:p/>
        </draw:line>
        <draw:polyline draw:style-name="gr8" draw:text-style-name="P1" draw:layer="layout" svg:width="3.809cm" svg:height="0.634cm" svg:x="5.17cm" svg:y="8.02cm" svg:viewBox="0 0 3810 635" draw:points="0,0 3810,0 3810,0 3810,635">
          <text:p/>
        </draw:polyline>
        <draw:polyline draw:style-name="gr4" draw:text-style-name="P1" draw:layer="layout" svg:width="15.874cm" svg:height="0.634cm" svg:x="3.583cm" svg:y="8.02cm" svg:viewBox="0 0 15875 635" draw:points="0,635 317,635 317,635 317,0 317,0 1587,0 1587,635 1587,0 1587,635 15875,635">
          <text:p/>
        </draw:polyline>
        <draw:frame draw:style-name="gr9" draw:text-style-name="P3" draw:layer="layout" svg:width="1.905cm" svg:height="0.887cm" svg:x="1.678cm" svg:y="7.768cm">
          <draw:text-box>
            <text:p text:style-name="P2"><text:span text:style-name="T1">Common Lines 1 - 8</text:span></text:p>
          </draw:text-box>
        </draw:frame>
        <draw:measure draw:style-name="gr10" draw:text-style-name="P4" draw:layer="measurelines" svg:x1="3.9cm" svg:y1="3.257cm" svg:x2="5.17cm" svg:y2="3.257cm">
          <text:p text:style-name="P4"><text:span text:style-name="T1">650 us</text:span><text:span text:style-name="T1"><text:measure text:kind="gap"/></text:span></text:p>
        </draw:measure>
        <draw:polyline draw:style-name="gr8" draw:text-style-name="P1" draw:layer="layout" svg:width="3.809cm" svg:height="0.634cm" svg:x="10.25cm" svg:y="9.925cm" svg:viewBox="0 0 3810 635" draw:points="0,0 3810,0 3810,0 3810,635">
          <text:p/>
        </draw:polyline>
        <draw:polyline draw:style-name="gr4" draw:text-style-name="P1" draw:layer="layout" svg:width="15.874cm" svg:height="0.634cm" svg:x="3.583cm" svg:y="9.925cm" svg:viewBox="0 0 15875 635" draw:points="0,635 5397,635 5397,635 5397,0 5397,0 6667,0 6667,635 6667,0 6667,635 15875,635">
          <text:p/>
        </draw:polyline>
        <draw:polyline draw:style-name="gr4" draw:text-style-name="P1" draw:layer="layout" svg:width="15.874cm" svg:height="0.634cm" svg:x="3.584cm" svg:y="4.846cm" svg:viewBox="0 0 15875 635" draw:points="0,635 317,635 317,635 317,0 318,0 5080,0 5397,0 5397,635 15875,635">
          <text:p/>
        </draw:polyline>
        <draw:polyline draw:style-name="gr4" draw:text-style-name="P1" draw:layer="layout" svg:width="15.874cm" svg:height="0.634cm" svg:x="3.583cm" svg:y="3.575cm" svg:viewBox="0 0 15875 635" draw:points="15875,635 15557,635 15239,635 14604,635 14604,635 14604,0 14605,0 14287,0 14286,0 14286,635 14286,635 13969,635 13969,635 13334,635 13334,635 13334,0 13335,0 13017,0 13016,0 13016,635 13016,635 12699,635 12699,635 12064,635 12064,635 12064,0 12065,0 11747,0 11746,0 11746,635 11746,635 11429,635 11429,635 10794,635 10794,635 10794,0 10795,0 10477,0 10476,0 10476,635 10476,635 10159,635 10159,635 9524,635 9524,635 9524,0 9525,0 9207,0 9206,0 9206,635 9206,635 8889,635 8889,635 8254,635 8254,635 8254,0 8255,0 7937,0 7936,0 7936,635 7936,635 7619,635 7619,635 6984,635 6984,635 6984,0 6985,0 6667,0 6666,0 6666,635 6666,635 6349,635 6349,635 5714,635 5714,635 5714,0 5715,0 5397,0 5396,0 5396,635 5396,635 5079,635 5079,635 4444,635 4443,635 4443,0 4444,0 4126,0 4125,0 4125,635 4126,635 3809,635 3809,635 3174,635 3174,635 3174,0 3175,0 2857,0 2856,0 2856,635 2539,635 1904,635 1904,635 1904,0 1905,0 1587,0 1586,0 1586,635 1586,635 635,635 635,635 635,0 635,0 317,0 317,0 317,635 317,635 0,635">
          <text:p/>
        </draw:polyline>
        <draw:frame draw:style-name="gr5" draw:text-style-name="P3" draw:layer="layout" svg:width="1.905cm" svg:height="0.887cm" svg:x="1.678cm" svg:y="9.673cm">
          <draw:text-box>
            <text:p text:style-name="P2"><text:span text:style-name="T1">Common Lines 1 - 8</text:span></text:p>
          </draw:text-box>
        </draw:frame>
        <draw:line draw:style-name="gr7" draw:text-style-name="P1" draw:layer="layout" svg:x1="3.9cm" svg:y1="2.94cm" svg:x2="3.9cm" svg:y2="11.195cm">
          <text:p/>
        </draw:line>
        <draw:frame draw:style-name="gr11" draw:text-style-name="P5" draw:layer="layout" svg:width="4.754cm" svg:height="3.672cm" svg:x="21.656cm" svg:y="3.158cm">
          <draw:image xlink:href="Pictures/1000000100000507000003E2C3C474FE51262D01.png" xlink:type="simple" xlink:show="embed" xlink:actuate="onLoad" draw:mime-type="image/png">
            <text:p/>
          </draw:image>
        </draw:frame>
        <draw:frame draw:style-name="gr11" draw:text-style-name="P5" draw:layer="layout" svg:width="4.754cm" svg:height="3.672cm" svg:x="21.656cm" svg:y="6.83cm">
          <draw:image xlink:href="Pictures/1000000100000507000003E2C3C474FE51262D01.png" xlink:type="simple" xlink:show="embed" xlink:actuate="onLoad" draw:mime-type="image/png">
            <text:p/>
          </draw:image>
        </draw:frame>
        <draw:frame draw:style-name="gr9" draw:text-style-name="P3" draw:layer="layout" svg:width="1.905cm" svg:height="0.887cm" svg:x="19.751cm" svg:y="2.906cm">
          <draw:text-box>
            <text:p text:style-name="P2"><text:span text:style-name="T1">Common Line 1</text:span></text:p>
          </draw:text-box>
        </draw:frame>
        <draw:frame draw:style-name="gr9" draw:text-style-name="P3" draw:layer="layout" svg:width="1.905cm" svg:height="0.887cm" svg:x="19.752cm" svg:y="3.793cm">
          <draw:text-box>
            <text:p text:style-name="P2"><text:span text:style-name="T1">Common Line 2</text:span></text:p>
          </draw:text-box>
        </draw:frame>
        <draw:frame draw:style-name="gr9" draw:text-style-name="P3" draw:layer="layout" svg:width="1.905cm" svg:height="0.887cm" svg:x="19.751cm" svg:y="4.745cm">
          <draw:text-box>
            <text:p text:style-name="P2"><text:span text:style-name="T1">Common Line 3</text:span></text:p>
          </draw:text-box>
        </draw:frame>
        <draw:line draw:style-name="gr6" draw:text-style-name="P1" draw:layer="layout" svg:x1="20.703cm" svg:y1="6.015cm" svg:x2="20.703cm" svg:y2="6.615cm">
          <text:p/>
        </draw:line>
        <draw:frame draw:style-name="gr5" draw:text-style-name="P3" draw:layer="layout" svg:width="1.588cm" svg:height="0.887cm" svg:x="21.976cm" svg:y="10.502cm">
          <draw:text-box>
            <text:p text:style-name="P2"><text:span text:style-name="T1">Access Line 1</text:span></text:p>
          </draw:text-box>
        </draw:frame>
        <draw:frame draw:style-name="gr5" draw:text-style-name="P3" draw:layer="layout" svg:width="1.588cm" svg:height="0.887cm" svg:x="23.174cm" svg:y="10.502cm">
          <draw:text-box>
            <text:p text:style-name="P2"><text:span text:style-name="T1">Access Line 2</text:span></text:p>
          </draw:text-box>
        </draw:frame>
        <draw:line draw:style-name="gr6" draw:text-style-name="P1" draw:layer="layout" svg:x1="10.885cm" svg:y1="11.195cm" svg:x2="10.885cm" svg:y2="11.795cm">
          <text:p/>
        </draw:line>
        <draw:line draw:style-name="gr6" draw:text-style-name="P1" draw:layer="layout" svg:x1="25.026cm" svg:y1="10.932cm" svg:x2="25.576cm" svg:y2="10.932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07T22:22:22.740000000</meta:creation-date>
    <dc:date>2024-02-17T17:04:36.328000000</dc:date>
    <meta:editing-duration>P1DT9H57M24S</meta:editing-duration>
    <meta:editing-cycles>23</meta:editing-cycles>
    <meta:generator>LibreOffice/7.5.2.2$Windows_X86_64 LibreOffice_project/53bb9681a964705cf672590721dbc85eb4d0c3a2</meta:generator>
    <meta:document-statistic meta:object-count="40"/>
  </office:meta>
</office:document-meta>
</file>